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4fc1ff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6a9955" loext:opacity="100%" style:font-name="Consolas" fo:font-size="10.5pt" fo:font-weight="normal"/>
    </style:style>
    <style:style style:name="T14" style:family="text">
      <style:text-properties fo:color="#9cdcfe" loext:opacity="100%" style:font-name="Consolas" fo:font-size="10.5pt" fo:font-weight="normal"/>
    </style:style>
    <style:style style:name="T15" style:family="text">
      <style:text-properties fo:color="#c586c0" loext:opacity="100%" style:font-name="Consolas" fo:font-size="10.5pt" fo:font-weight="normal"/>
    </style:style>
    <style:style style:name="T16" style:family="text">
      <style:text-properties fo:color="#808080" loext:opacity="100%" style:font-name="Consolas" fo:font-size="10.5pt" fo:font-weight="normal"/>
    </style:style>
    <style:style style:name="T17" style:family="text">
      <style:text-properties fo:color="#b5cea8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"react"</text:span>;</text:p>
      <text:p text:style-name="P1"><text:span text:style-name="T1">import</text:span> <text:span text:style-name="T3">"./AltaIngreso.css"</text:span>;</text:p>
      <text:p text:style-name="P2"/>
      <text:p text:style-name="P1"><text:span text:style-name="T4">const</text:span> <text:span text:style-name="T5">AltaIngreso</text:span> <text:span text:style-name="T6">=</text:span> () <text:span text:style-name="T4">=&gt;</text:span> {</text:p>
      <text:p text:style-name="P3">  <text:span text:style-name="T7">const</text:span><text:span text:style-name="T8"> [</text:span><text:span text:style-name="T9">ingresos</text:span><text:span text:style-name="T8">, </text:span><text:span text:style-name="T10">setIngresos</text:span><text:span text:style-name="T8">] </text:span><text:span text:style-name="T11">=</text:span><text:span text:style-name="T8"> </text:span><text:span text:style-name="T10">useState</text:span><text:span text:style-name="T8">([]);</text:span></text:p>
      <text:p text:style-name="P3">  <text:span text:style-name="T7">const</text:span><text:span text:style-name="T8"> [</text:span><text:span text:style-name="T9">descripcion</text:span><text:span text:style-name="T8">, </text:span><text:span text:style-name="T10">setDescripcion</text:span><text:span text:style-name="T8">] </text:span><text:span text:style-name="T11">=</text:span><text:span text:style-name="T8"> </text:span><text:span text:style-name="T10">useState</text:span><text:span text:style-name="T8">(</text:span><text:span text:style-name="T12">""</text:span><text:span text:style-name="T8">);</text:span></text:p>
      <text:p text:style-name="P3">  <text:span text:style-name="T7">const</text:span><text:span text:style-name="T8"> [</text:span><text:span text:style-name="T9">monto</text:span><text:span text:style-name="T8">, </text:span><text:span text:style-name="T10">setMonto</text:span><text:span text:style-name="T8">] </text:span><text:span text:style-name="T11">=</text:span><text:span text:style-name="T8"> </text:span><text:span text:style-name="T10">useState</text:span><text:span text:style-name="T8">(</text:span><text:span text:style-name="T12">""</text:span><text:span text:style-name="T8">);</text:span></text:p>
      <text:p text:style-name="P3">  <text:span text:style-name="T7">const</text:span><text:span text:style-name="T8"> [</text:span><text:span text:style-name="T9">fecha</text:span><text:span text:style-name="T8">, </text:span><text:span text:style-name="T10">setFecha</text:span><text:span text:style-name="T8">] </text:span><text:span text:style-name="T11">=</text:span><text:span text:style-name="T8"> </text:span><text:span text:style-name="T10">useState</text:span><text:span text:style-name="T8">(</text:span><text:span text:style-name="T12">""</text:span><text:span text:style-name="T8">);</text:span></text:p>
      <text:p text:style-name="P3">  <text:span text:style-name="T7">const</text:span><text:span text:style-name="T8"> [</text:span><text:span text:style-name="T9">editIndex</text:span><text:span text:style-name="T8">, </text:span><text:span text:style-name="T10">setEditIndex</text:span><text:span text:style-name="T8">] </text:span><text:span text:style-name="T11">=</text:span><text:span text:style-name="T8"> </text:span><text:span text:style-name="T10">useState</text:span><text:span text:style-name="T8">(</text:span><text:span text:style-name="T7">null</text:span><text:span text:style-name="T8">); </text:span><text:span text:style-name="T13">// null = alta, número = edición</text:span></text:p>
      <text:p text:style-name="P2"/>
      <text:p text:style-name="P3">  <text:span text:style-name="T13">// --- NUEVO: Traer la lista de ingresos desde el backend al cargar la página ---</text:span></text:p>
      <text:p text:style-name="P3">  <text:span text:style-name="T10">useEffect</text:span><text:span text:style-name="T8">(() </text:span><text:span text:style-name="T7">=&gt;</text:span><text:span text:style-name="T8"> {</text:span></text:p>
      <text:p text:style-name="P3">    <text:span text:style-name="T10">fetch</text:span><text:span text:style-name="T8">(</text:span><text:span text:style-name="T12">"http://localhost:8000/ingresos"</text:span><text:span text:style-name="T8">)</text:span></text:p>
      <text:p text:style-name="P3">      <text:span text:style-name="T8">.</text:span><text:span text:style-name="T10">then</text:span><text:span text:style-name="T8">((</text:span><text:span text:style-name="T14">res</text:span><text:span text:style-name="T8">) </text:span><text:span text:style-name="T7">=&gt;</text:span><text:span text:style-name="T8"> </text:span><text:span text:style-name="T14">res</text:span><text:span text:style-name="T8">.</text:span><text:span text:style-name="T10">json</text:span><text:span text:style-name="T8">())</text:span></text:p>
      <text:p text:style-name="P3">      <text:span text:style-name="T8">.</text:span><text:span text:style-name="T10">then</text:span><text:span text:style-name="T8">((</text:span><text:span text:style-name="T14">data</text:span><text:span text:style-name="T8">) </text:span><text:span text:style-name="T7">=&gt;</text:span><text:span text:style-name="T8"> </text:span><text:span text:style-name="T10">setIngresos</text:span><text:span text:style-name="T8">(</text:span><text:span text:style-name="T14">data</text:span><text:span text:style-name="T8">))</text:span></text:p>
      <text:p text:style-name="P3">      <text:span text:style-name="T8">.</text:span><text:span text:style-name="T10">catch</text:span><text:span text:style-name="T8">((</text:span><text:span text:style-name="T14">err</text:span><text:span text:style-name="T8">) </text:span><text:span text:style-name="T7">=&gt;</text:span><text:span text:style-name="T8"> </text:span><text:span text:style-name="T14">console</text:span><text:span text:style-name="T8">.</text:span><text:span text:style-name="T10">error</text:span><text:span text:style-name="T8">(</text:span><text:span text:style-name="T12">"Error al cargar ingresos:"</text:span><text:span text:style-name="T8">, </text:span><text:span text:style-name="T14">err</text:span><text:span text:style-name="T8">));</text:span></text:p>
      <text:p text:style-name="P3">  <text:span text:style-name="T8">}, []);</text:span></text:p>
      <text:p text:style-name="P2"/>
      <text:p text:style-name="P3">  <text:span text:style-name="T7">const</text:span><text:span text:style-name="T8"> </text:span><text:span text:style-name="T10">handleSubmit</text:span><text:span text:style-name="T8"> </text:span><text:span text:style-name="T11">=</text:span><text:span text:style-name="T8"> (</text:span><text:span text:style-name="T14">e</text:span><text:span text:style-name="T8">) </text:span><text:span text:style-name="T7">=&gt;</text:span><text:span text:style-name="T8"> {</text:span></text:p>
      <text:p text:style-name="P3">    <text:span text:style-name="T14">e</text:span><text:span text:style-name="T8">.</text:span><text:span text:style-name="T10">preventDefault</text:span><text:span text:style-name="T8">();</text:span></text:p>
      <text:p text:style-name="P2"/>
      <text:p text:style-name="P3">    <text:span text:style-name="T15">if</text:span><text:span text:style-name="T8"> (</text:span><text:span text:style-name="T9">editIndex</text:span><text:span text:style-name="T8"> </text:span><text:span text:style-name="T11">!==</text:span><text:span text:style-name="T8"> </text:span><text:span text:style-name="T7">null</text:span><text:span text:style-name="T8">) {</text:span></text:p>
      <text:p text:style-name="P3">      <text:span text:style-name="T13">// Modo edición</text:span></text:p>
      <text:p text:style-name="P3">      <text:span text:style-name="T7">const</text:span><text:span text:style-name="T8"> </text:span><text:span text:style-name="T9">nuevosIngresos</text:span><text:span text:style-name="T8"> </text:span><text:span text:style-name="T11">=</text:span><text:span text:style-name="T8"> [</text:span><text:span text:style-name="T11">...</text:span><text:span text:style-name="T9">ingresos</text:span><text:span text:style-name="T8">];</text:span></text:p>
      <text:p text:style-name="P3">      <text:span text:style-name="T9">nuevosIngresos</text:span><text:span text:style-name="T8">[</text:span><text:span text:style-name="T9">editIndex</text:span><text:span text:style-name="T8">] </text:span><text:span text:style-name="T11">=</text:span><text:span text:style-name="T8"> { </text:span><text:span text:style-name="T14">descripcion</text:span><text:span text:style-name="T8">, </text:span><text:span text:style-name="T14">monto</text:span><text:span text:style-name="T8">, </text:span><text:span text:style-name="T14">fecha</text:span><text:span text:style-name="T8"> };</text:span></text:p>
      <text:p text:style-name="P3">      <text:span text:style-name="T10">setIngresos</text:span><text:span text:style-name="T8">(</text:span><text:span text:style-name="T9">nuevosIngresos</text:span><text:span text:style-name="T8">);</text:span></text:p>
      <text:p text:style-name="P3">      <text:span text:style-name="T10">setEditIndex</text:span><text:span text:style-name="T8">(</text:span><text:span text:style-name="T7">null</text:span><text:span text:style-name="T8">);</text:span></text:p>
      <text:p text:style-name="P3">    <text:span text:style-name="T8">} </text:span><text:span text:style-name="T15">else</text:span><text:span text:style-name="T8"> {</text:span></text:p>
      <text:p text:style-name="P3">      <text:span text:style-name="T13">// Modo alta</text:span></text:p>
      <text:p text:style-name="P3">      <text:span text:style-name="T10">setIngresos</text:span><text:span text:style-name="T8">([</text:span><text:span text:style-name="T11">...</text:span><text:span text:style-name="T9">ingresos</text:span><text:span text:style-name="T8">, { </text:span><text:span text:style-name="T14">descripcion</text:span><text:span text:style-name="T8">, </text:span><text:span text:style-name="T14">monto</text:span><text:span text:style-name="T8">, </text:span><text:span text:style-name="T14">fecha</text:span><text:span text:style-name="T8"> }]);</text:span></text:p>
      <text:p text:style-name="P3">    <text:span text:style-name="T8">}</text:span></text:p>
      <text:p text:style-name="P2"/>
      <text:p text:style-name="P3">    <text:span text:style-name="T13">// Resetear formulario</text:span></text:p>
      <text:p text:style-name="P3">    <text:span text:style-name="T10">setDescripcion</text:span><text:span text:style-name="T8">(</text:span><text:span text:style-name="T12">""</text:span><text:span text:style-name="T8">);</text:span></text:p>
      <text:p text:style-name="P3">    <text:span text:style-name="T10">setMonto</text:span><text:span text:style-name="T8">(</text:span><text:span text:style-name="T12">""</text:span><text:span text:style-name="T8">);</text:span></text:p>
      <text:p text:style-name="P3">    <text:span text:style-name="T10">setFecha</text:span><text:span text:style-name="T8">(</text:span><text:span text:style-name="T12">""</text:span><text:span text:style-name="T8">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Edit</text:span><text:span text:style-name="T8"> </text:span><text:span text:style-name="T11">=</text:span><text:span text:style-name="T8"> (</text:span><text:span text:style-name="T14">index</text:span><text:span text:style-name="T8">) </text:span><text:span text:style-name="T7">=&gt;</text:span><text:span text:style-name="T8"> {</text:span></text:p>
      <text:p text:style-name="P3">    <text:span text:style-name="T7">const</text:span><text:span text:style-name="T8"> </text:span><text:span text:style-name="T9">ingreso</text:span><text:span text:style-name="T8"> </text:span><text:span text:style-name="T11">=</text:span><text:span text:style-name="T8"> </text:span><text:span text:style-name="T9">ingresos</text:span><text:span text:style-name="T8">[</text:span><text:span text:style-name="T14">index</text:span><text:span text:style-name="T8">];</text:span></text:p>
      <text:p text:style-name="P3">    <text:span text:style-name="T10">setDescripcion</text:span><text:span text:style-name="T8">(</text:span><text:span text:style-name="T9">ingreso</text:span><text:span text:style-name="T8">.</text:span><text:span text:style-name="T14">categoria</text:span><text:span text:style-name="T8"> </text:span><text:span text:style-name="T11">||</text:span><text:span text:style-name="T8"> </text:span><text:span text:style-name="T9">ingreso</text:span><text:span text:style-name="T8">.</text:span><text:span text:style-name="T14">descripcion</text:span><text:span text:style-name="T8">); </text:span><text:span text:style-name="T13">// categoría desde backend</text:span></text:p>
      <text:p text:style-name="P3">    <text:span text:style-name="T10">setMonto</text:span><text:span text:style-name="T8">(</text:span><text:span text:style-name="T9">ingreso</text:span><text:span text:style-name="T8">.</text:span><text:span text:style-name="T14">monto</text:span><text:span text:style-name="T8">);</text:span></text:p>
      <text:p text:style-name="P3">    <text:span text:style-name="T10">setFecha</text:span><text:span text:style-name="T8">(</text:span><text:span text:style-name="T9">ingreso</text:span><text:span text:style-name="T8">.</text:span><text:span text:style-name="T14">fecha</text:span><text:span text:style-name="T8">);</text:span></text:p>
      <text:p text:style-name="P3">    <text:span text:style-name="T10">setEditIndex</text:span><text:span text:style-name="T8">(</text:span><text:span text:style-name="T14">index</text:span><text:span text:style-name="T8">);</text:span></text:p>
      <text:p text:style-name="P3">  <text:span text:style-name="T8">};</text:span></text:p>
      <text:p text:style-name="P2"/>
      <text:p text:style-name="P3">  <text:span text:style-name="T7">const</text:span><text:span text:style-name="T8"> </text:span><text:span text:style-name="T10">handleDelete</text:span><text:span text:style-name="T8"> </text:span><text:span text:style-name="T11">=</text:span><text:span text:style-name="T8"> (</text:span><text:span text:style-name="T14">index</text:span><text:span text:style-name="T8">) </text:span><text:span text:style-name="T7">=&gt;</text:span><text:span text:style-name="T8"> {</text:span></text:p>
      <text:p text:style-name="P3">    <text:span text:style-name="T7">const</text:span><text:span text:style-name="T8"> </text:span><text:span text:style-name="T9">nuevosIngresos</text:span><text:span text:style-name="T8"> </text:span><text:span text:style-name="T11">=</text:span><text:span text:style-name="T8"> </text:span><text:span text:style-name="T9">ingresos</text:span><text:span text:style-name="T8">.</text:span><text:span text:style-name="T10">filter</text:span><text:span text:style-name="T8">((</text:span><text:span text:style-name="T14">_</text:span><text:span text:style-name="T8">, </text:span><text:span text:style-name="T14">i</text:span><text:span text:style-name="T8">) </text:span><text:span text:style-name="T7">=&gt;</text:span><text:span text:style-name="T8"> </text:span><text:span text:style-name="T14">i</text:span><text:span text:style-name="T8"> </text:span><text:span text:style-name="T11">!==</text:span><text:span text:style-name="T8"> </text:span><text:span text:style-name="T14">index</text:span><text:span text:style-name="T8">);</text:span></text:p>
      <text:p text:style-name="P3">    <text:span text:style-name="T10">setIngresos</text:span><text:span text:style-name="T8">(</text:span><text:span text:style-name="T9">nuevosIngresos</text:span><text:span text:style-name="T8">);</text:span></text:p>
      <text:p text:style-name="P3">    <text:span text:style-name="T15">if</text:span><text:span text:style-name="T8"> (</text:span><text:span text:style-name="T9">editIndex</text:span><text:span text:style-name="T8"> </text:span><text:span text:style-name="T11">===</text:span><text:span text:style-name="T8"> </text:span><text:span text:style-name="T14">index</text:span><text:span text:style-name="T8">) {</text:span></text:p>
      <text:p text:style-name="P3"><text:soft-page-break/>      <text:span text:style-name="T13">// si se estaba editando ese, resetea formulario</text:span></text:p>
      <text:p text:style-name="P3">      <text:span text:style-name="T10">setDescripcion</text:span><text:span text:style-name="T8">(</text:span><text:span text:style-name="T12">""</text:span><text:span text:style-name="T8">);</text:span></text:p>
      <text:p text:style-name="P3">      <text:span text:style-name="T10">setMonto</text:span><text:span text:style-name="T8">(</text:span><text:span text:style-name="T12">""</text:span><text:span text:style-name="T8">);</text:span></text:p>
      <text:p text:style-name="P3">      <text:span text:style-name="T10">setFecha</text:span><text:span text:style-name="T8">(</text:span><text:span text:style-name="T12">""</text:span><text:span text:style-name="T8">);</text:span></text:p>
      <text:p text:style-name="P3">      <text:span text:style-name="T10">setEditIndex</text:span><text:span text:style-name="T8">(</text:span><text:span text:style-name="T7">null</text:span><text:span text:style-name="T8">);</text:span></text:p>
      <text:p text:style-name="P3">    <text:span text:style-name="T8">}</text:span></text:p>
      <text:p text:style-name="P3">  <text:span text:style-name="T8">};</text:span></text:p>
      <text:p text:style-name="P2"/>
      <text:p text:style-name="P3">  <text:span text:style-name="T15">return</text:span><text:span text:style-name="T8"> (</text:span></text:p>
      <text:p text:style-name="P3">    <text:span text:style-name="T16">&lt;</text:span><text:span text:style-name="T7">div</text:span><text:span text:style-name="T8"> </text:span><text:span text:style-name="T14">className</text:span><text:span text:style-name="T11">=</text:span><text:span text:style-name="T12">"alta-ingreso-container"</text:span><text:span text:style-name="T16">&gt;</text:span></text:p>
      <text:p text:style-name="P3">      <text:span text:style-name="T7">{</text:span><text:span text:style-name="T13">/* Lista de ingresos */</text:span><text:span text:style-name="T7">}</text:span></text:p>
      <text:p text:style-name="P3">      <text:span text:style-name="T16">&lt;</text:span><text:span text:style-name="T7">div</text:span><text:span text:style-name="T8"> </text:span><text:span text:style-name="T14">className</text:span><text:span text:style-name="T11">=</text:span><text:span text:style-name="T12">"lista-ingresos"</text:span><text:span text:style-name="T16">&gt;</text:span></text:p>
      <text:p text:style-name="P3">        <text:span text:style-name="T16">&lt;</text:span><text:span text:style-name="T7">h2</text:span><text:span text:style-name="T16">&gt;</text:span><text:span text:style-name="T8">Ingresos</text:span><text:span text:style-name="T16">&lt;/</text:span><text:span text:style-name="T7">h2</text:span><text:span text:style-name="T16">&gt;</text:span></text:p>
      <text:p text:style-name="P3">        <text:span text:style-name="T7">{</text:span><text:span text:style-name="T14">ingresos</text:span><text:span text:style-name="T11">.</text:span><text:span text:style-name="T14">length</text:span><text:span text:style-name="T11"> === </text:span><text:span text:style-name="T17">0</text:span><text:span text:style-name="T11"> ? (</text:span></text:p>
      <text:p text:style-name="P3"><text:span text:style-name="T6">          </text:span><text:span text:style-name="T16">&lt;</text:span><text:span text:style-name="T7">p</text:span><text:span text:style-name="T16">&gt;</text:span><text:span text:style-name="T11">No hay ingresos cargados.</text:span><text:span text:style-name="T16">&lt;/</text:span><text:span text:style-name="T7">p</text:span><text:span text:style-name="T16">&gt;</text:span></text:p>
      <text:p text:style-name="P4">        <text:span text:style-name="T8">) : (</text:span></text:p>
      <text:p text:style-name="P3"><text:span text:style-name="T6">          </text:span><text:span text:style-name="T16">&lt;</text:span><text:span text:style-name="T7">ul</text:span><text:span text:style-name="T16">&gt;</text:span></text:p>
      <text:p text:style-name="P3"><text:span text:style-name="T6">            </text:span><text:span text:style-name="T7">{</text:span><text:span text:style-name="T14">ingresos</text:span><text:span text:style-name="T11">.</text:span><text:span text:style-name="T10">map</text:span><text:span text:style-name="T11">((</text:span><text:span text:style-name="T14">ingreso</text:span><text:span text:style-name="T11">, </text:span><text:span text:style-name="T14">index</text:span><text:span text:style-name="T11">) </text:span><text:span text:style-name="T7">=&gt;</text:span><text:span text:style-name="T11"> (</text:span></text:p>
      <text:p text:style-name="P3"><text:span text:style-name="T6">              </text:span><text:span text:style-name="T16">&lt;</text:span><text:span text:style-name="T7">li</text:span><text:span text:style-name="T11"> </text:span><text:span text:style-name="T14">key</text:span><text:span text:style-name="T11">=</text:span><text:span text:style-name="T7">{</text:span><text:span text:style-name="T14">ingreso</text:span><text:span text:style-name="T11">.</text:span><text:span text:style-name="T14">id</text:span><text:span text:style-name="T7">}</text:span><text:span text:style-name="T11"> </text:span><text:span text:style-name="T14">className</text:span><text:span text:style-name="T11">=</text:span><text:span text:style-name="T12">"ingreso-item"</text:span><text:span text:style-name="T16">&gt;</text:span></text:p>
      <text:p text:style-name="P3"><text:span text:style-name="T6">                </text:span><text:span text:style-name="T16">&lt;</text:span><text:span text:style-name="T7">span</text:span><text:span text:style-name="T16">&gt;</text:span></text:p>
      <text:p text:style-name="P3"><text:span text:style-name="T6">                  </text:span><text:span text:style-name="T7">{</text:span><text:span text:style-name="T14">ingreso</text:span><text:span text:style-name="T11">.</text:span><text:span text:style-name="T14">categoria</text:span><text:span text:style-name="T7">}</text:span><text:span text:style-name="T11"> - $</text:span><text:span text:style-name="T7">{</text:span><text:span text:style-name="T14">ingreso</text:span><text:span text:style-name="T11">.</text:span><text:span text:style-name="T14">monto</text:span><text:span text:style-name="T7">}</text:span><text:span text:style-name="T11"> - </text:span><text:span text:style-name="T7">{</text:span><text:span text:style-name="T14">ingreso</text:span><text:span text:style-name="T11">.</text:span><text:span text:style-name="T14">fecha</text:span><text:span text:style-name="T7">}</text:span></text:p>
      <text:p text:style-name="P3"><text:span text:style-name="T6">                </text:span><text:span text:style-name="T16">&lt;/</text:span><text:span text:style-name="T7">span</text:span><text:span text:style-name="T16">&gt;</text:span></text:p>
      <text:p text:style-name="P3"><text:span text:style-name="T6">                </text:span><text:span text:style-name="T16">&lt;</text:span><text:span text:style-name="T7">div</text:span><text:span text:style-name="T11"> </text:span><text:span text:style-name="T14">className</text:span><text:span text:style-name="T11">=</text:span><text:span text:style-name="T12">"acciones"</text:span><text:span text:style-name="T16">&gt;</text:span></text:p>
      <text:p text:style-name="P3"><text:span text:style-name="T6">                  </text:span><text:span text:style-name="T16">&lt;</text:span><text:span text:style-name="T7">button</text:span><text:span text:style-name="T11"> </text:span><text:span text:style-name="T14">onClick</text:span><text:span text:style-name="T11">=</text:span><text:span text:style-name="T7">{</text:span><text:span text:style-name="T11">() </text:span><text:span text:style-name="T7">=&gt;</text:span><text:span text:style-name="T11"> </text:span><text:span text:style-name="T10">handleEdit</text:span><text:span text:style-name="T11">(</text:span><text:span text:style-name="T14">index</text:span><text:span text:style-name="T11">)</text:span><text:span text:style-name="T7">}</text:span><text:span text:style-name="T16">&gt;</text:span><text:span text:style-name="T11">Editar</text:span><text:span text:style-name="T16">&lt;/</text:span><text:span text:style-name="T7">button</text:span><text:span text:style-name="T16">&gt;</text:span></text:p>
      <text:p text:style-name="P3"><text:span text:style-name="T6">                  </text:span><text:span text:style-name="T16">&lt;</text:span><text:span text:style-name="T7">button</text:span><text:span text:style-name="T11"> </text:span><text:span text:style-name="T14">onClick</text:span><text:span text:style-name="T11">=</text:span><text:span text:style-name="T7">{</text:span><text:span text:style-name="T11">() </text:span><text:span text:style-name="T7">=&gt;</text:span><text:span text:style-name="T11"> </text:span><text:span text:style-name="T10">handleDelete</text:span><text:span text:style-name="T11">(</text:span><text:span text:style-name="T14">index</text:span><text:span text:style-name="T11">)</text:span><text:span text:style-name="T7">}</text:span><text:span text:style-name="T16">&gt;</text:span><text:span text:style-name="T11">Borrar</text:span><text:span text:style-name="T16">&lt;/</text:span><text:span text:style-name="T7">button</text:span><text:span text:style-name="T16">&gt;</text:span></text:p>
      <text:p text:style-name="P3"><text:span text:style-name="T6">                </text:span><text:span text:style-name="T16">&lt;/</text:span><text:span text:style-name="T7">div</text:span><text:span text:style-name="T16">&gt;</text:span></text:p>
      <text:p text:style-name="P3"><text:span text:style-name="T6">              </text:span><text:span text:style-name="T16">&lt;/</text:span><text:span text:style-name="T7">li</text:span><text:span text:style-name="T16">&gt;</text:span></text:p>
      <text:p text:style-name="P3"><text:span text:style-name="T6">            </text:span><text:span text:style-name="T11">))</text:span><text:span text:style-name="T7">}</text:span></text:p>
      <text:p text:style-name="P3"><text:span text:style-name="T6">          </text:span><text:span text:style-name="T16">&lt;/</text:span><text:span text:style-name="T7">ul</text:span><text:span text:style-name="T16">&gt;</text:span></text:p>
      <text:p text:style-name="P3"><text:span text:style-name="T6">        </text:span><text:span text:style-name="T11">)</text:span><text:span text:style-name="T7">}</text:span></text:p>
      <text:p text:style-name="P3">      <text:span text:style-name="T16">&lt;/</text:span><text:span text:style-name="T7">div</text:span><text:span text:style-name="T16">&gt;</text:span></text:p>
      <text:p text:style-name="P2"/>
      <text:p text:style-name="P3">      <text:span text:style-name="T7">{</text:span><text:span text:style-name="T13">/* Formulario de alta/edición */</text:span><text:span text:style-name="T7">}</text:span></text:p>
      <text:p text:style-name="P3">      <text:span text:style-name="T16">&lt;</text:span><text:span text:style-name="T7">div</text:span><text:span text:style-name="T8"> </text:span><text:span text:style-name="T14">className</text:span><text:span text:style-name="T11">=</text:span><text:span text:style-name="T12">"formulario-ingreso"</text:span><text:span text:style-name="T16">&gt;</text:span></text:p>
      <text:p text:style-name="P3">        <text:span text:style-name="T16">&lt;</text:span><text:span text:style-name="T7">h2</text:span><text:span text:style-name="T16">&gt;</text:span><text:span text:style-name="T7">{</text:span><text:span text:style-name="T14">editIndex</text:span><text:span text:style-name="T11"> !== </text:span><text:span text:style-name="T7">null</text:span><text:span text:style-name="T11"> ? </text:span><text:span text:style-name="T12">"Editar Ingreso"</text:span><text:span text:style-name="T11"> : </text:span><text:span text:style-name="T12">"Nuevo Ingreso"</text:span><text:span text:style-name="T7">}</text:span><text:span text:style-name="T16">&lt;/</text:span><text:span text:style-name="T7">h2</text:span><text:span text:style-name="T16">&gt;</text:span></text:p>
      <text:p text:style-name="P3">        <text:span text:style-name="T16">&lt;</text:span><text:span text:style-name="T7">form</text:span><text:span text:style-name="T8"> </text:span><text:span text:style-name="T14">onSubmit</text:span><text:span text:style-name="T11">=</text:span><text:span text:style-name="T7">{</text:span><text:span text:style-name="T14">handleSubmit</text:span><text:span text:style-name="T7">}</text:span><text:span text:style-name="T16">&gt;</text:span></text:p>
      <text:p text:style-name="P3">          <text:span text:style-name="T16">&lt;</text:span><text:span text:style-name="T7">div</text:span><text:span text:style-name="T16">&gt;</text:span></text:p>
      <text:p text:style-name="P3">            <text:span text:style-name="T16">&lt;</text:span><text:span text:style-name="T7">label</text:span><text:span text:style-name="T16">&gt;</text:span><text:span text:style-name="T8">Categoría:</text:span><text:span text:style-name="T16">&lt;/</text:span><text:span text:style-name="T7">label</text:span><text:span text:style-name="T16">&gt;</text:span></text:p>
      <text:p text:style-name="P3">            <text:span text:style-name="T16">&lt;</text:span><text:span text:style-name="T7">input</text:span></text:p>
      <text:p text:style-name="P3">              <text:span text:style-name="T14">type</text:span><text:span text:style-name="T11">=</text:span><text:span text:style-name="T12">"text"</text:span></text:p>
      <text:p text:style-name="P3">              <text:span text:style-name="T14">value</text:span><text:span text:style-name="T11">=</text:span><text:span text:style-name="T7">{</text:span><text:span text:style-name="T14">descripcion</text:span><text:span text:style-name="T7">}</text:span></text:p>
      <text:p text:style-name="P3">              <text:span text:style-name="T14">onChange</text:span><text:span text:style-name="T11">=</text:span><text:span text:style-name="T7">{</text:span><text:span text:style-name="T11">(</text:span><text:span text:style-name="T14">e</text:span><text:span text:style-name="T11">) </text:span><text:span text:style-name="T7">=&gt;</text:span><text:span text:style-name="T11"> </text:span><text:span text:style-name="T10">setDescripcion</text:span><text:span text:style-name="T11">(</text:span><text:span text:style-name="T14">e</text:span><text:span text:style-name="T11">.</text:span><text:span text:style-name="T14">target</text:span><text:span text:style-name="T11">.</text:span><text:span text:style-name="T14">value</text:span><text:span text:style-name="T11">)</text:span><text:span text:style-name="T7">}</text:span></text:p>
      <text:p text:style-name="P3">              <text:span text:style-name="T14">required</text:span></text:p>
      <text:p text:style-name="P3">            <text:span text:style-name="T16">/&gt;</text:span></text:p>
      <text:p text:style-name="P3">          <text:span text:style-name="T16">&lt;/</text:span><text:span text:style-name="T7">div</text:span><text:span text:style-name="T16">&gt;</text:span></text:p>
      <text:p text:style-name="P3">          <text:span text:style-name="T16">&lt;</text:span><text:span text:style-name="T7">div</text:span><text:span text:style-name="T16">&gt;</text:span></text:p>
      <text:p text:style-name="P3">            <text:span text:style-name="T16">&lt;</text:span><text:span text:style-name="T7">label</text:span><text:span text:style-name="T16">&gt;</text:span><text:span text:style-name="T8">Monto:</text:span><text:span text:style-name="T16">&lt;/</text:span><text:span text:style-name="T7">label</text:span><text:span text:style-name="T16">&gt;</text:span></text:p>
      <text:p text:style-name="P3">            <text:span text:style-name="T16">&lt;</text:span><text:span text:style-name="T7">input</text:span></text:p>
      <text:p text:style-name="P3">              <text:span text:style-name="T14">type</text:span><text:span text:style-name="T11">=</text:span><text:span text:style-name="T12">"number"</text:span></text:p>
      <text:p text:style-name="P3">              <text:span text:style-name="T14">value</text:span><text:span text:style-name="T11">=</text:span><text:span text:style-name="T7">{</text:span><text:span text:style-name="T14">monto</text:span><text:span text:style-name="T7">}</text:span></text:p>
      <text:p text:style-name="P3">              <text:span text:style-name="T14">onChange</text:span><text:span text:style-name="T11">=</text:span><text:span text:style-name="T7">{</text:span><text:span text:style-name="T11">(</text:span><text:span text:style-name="T14">e</text:span><text:span text:style-name="T11">) </text:span><text:span text:style-name="T7">=&gt;</text:span><text:span text:style-name="T11"> </text:span><text:span text:style-name="T10">setMonto</text:span><text:span text:style-name="T11">(</text:span><text:span text:style-name="T14">e</text:span><text:span text:style-name="T11">.</text:span><text:span text:style-name="T14">target</text:span><text:span text:style-name="T11">.</text:span><text:span text:style-name="T14">value</text:span><text:span text:style-name="T11">)</text:span><text:span text:style-name="T7">}</text:span></text:p>
      <text:p text:style-name="P3"><text:soft-page-break/>              <text:span text:style-name="T14">required</text:span></text:p>
      <text:p text:style-name="P3">            <text:span text:style-name="T16">/&gt;</text:span></text:p>
      <text:p text:style-name="P3">          <text:span text:style-name="T16">&lt;/</text:span><text:span text:style-name="T7">div</text:span><text:span text:style-name="T16">&gt;</text:span></text:p>
      <text:p text:style-name="P3">          <text:span text:style-name="T16">&lt;</text:span><text:span text:style-name="T7">div</text:span><text:span text:style-name="T16">&gt;</text:span></text:p>
      <text:p text:style-name="P3">            <text:span text:style-name="T16">&lt;</text:span><text:span text:style-name="T7">label</text:span><text:span text:style-name="T16">&gt;</text:span><text:span text:style-name="T8">Fecha:</text:span><text:span text:style-name="T16">&lt;/</text:span><text:span text:style-name="T7">label</text:span><text:span text:style-name="T16">&gt;</text:span></text:p>
      <text:p text:style-name="P3">            <text:span text:style-name="T16">&lt;</text:span><text:span text:style-name="T7">input</text:span></text:p>
      <text:p text:style-name="P3">              <text:span text:style-name="T14">type</text:span><text:span text:style-name="T11">=</text:span><text:span text:style-name="T12">"date"</text:span></text:p>
      <text:p text:style-name="P3">              <text:span text:style-name="T14">value</text:span><text:span text:style-name="T11">=</text:span><text:span text:style-name="T7">{</text:span><text:span text:style-name="T14">fecha</text:span><text:span text:style-name="T7">}</text:span></text:p>
      <text:p text:style-name="P3">              <text:span text:style-name="T14">onChange</text:span><text:span text:style-name="T11">=</text:span><text:span text:style-name="T7">{</text:span><text:span text:style-name="T11">(</text:span><text:span text:style-name="T14">e</text:span><text:span text:style-name="T11">) </text:span><text:span text:style-name="T7">=&gt;</text:span><text:span text:style-name="T11"> </text:span><text:span text:style-name="T10">setFecha</text:span><text:span text:style-name="T11">(</text:span><text:span text:style-name="T14">e</text:span><text:span text:style-name="T11">.</text:span><text:span text:style-name="T14">target</text:span><text:span text:style-name="T11">.</text:span><text:span text:style-name="T14">value</text:span><text:span text:style-name="T11">)</text:span><text:span text:style-name="T7">}</text:span></text:p>
      <text:p text:style-name="P3">              <text:span text:style-name="T14">required</text:span></text:p>
      <text:p text:style-name="P3">            <text:span text:style-name="T16">/&gt;</text:span></text:p>
      <text:p text:style-name="P3">          <text:span text:style-name="T16">&lt;/</text:span><text:span text:style-name="T7">div</text:span><text:span text:style-name="T16">&gt;</text:span></text:p>
      <text:p text:style-name="P3">          <text:span text:style-name="T16">&lt;</text:span><text:span text:style-name="T7">button</text:span><text:span text:style-name="T8"> </text:span><text:span text:style-name="T14">type</text:span><text:span text:style-name="T11">=</text:span><text:span text:style-name="T12">"submit"</text:span><text:span text:style-name="T16">&gt;</text:span></text:p>
      <text:p text:style-name="P3">            <text:span text:style-name="T7">{</text:span><text:span text:style-name="T14">editIndex</text:span><text:span text:style-name="T11"> !== </text:span><text:span text:style-name="T7">null</text:span><text:span text:style-name="T11"> ? </text:span><text:span text:style-name="T12">"Guardar Cambios"</text:span><text:span text:style-name="T11"> : </text:span><text:span text:style-name="T12">"Agregar Ingreso"</text:span><text:span text:style-name="T7">}</text:span></text:p>
      <text:p text:style-name="P3">          <text:span text:style-name="T16">&lt;/</text:span><text:span text:style-name="T7">button</text:span><text:span text:style-name="T16">&gt;</text:span></text:p>
      <text:p text:style-name="P3">        <text:span text:style-name="T16">&lt;/</text:span><text:span text:style-name="T7">form</text:span><text:span text:style-name="T16">&gt;</text:span></text:p>
      <text:p text:style-name="P3">      <text:span text:style-name="T16">&lt;/</text:span><text:span text:style-name="T7">div</text:span><text:span text:style-name="T16">&gt;</text:span></text:p>
      <text:p text:style-name="P3">    <text:span text:style-name="T16">&lt;/</text:span><text:span text:style-name="T7">div</text:span><text:span text:style-name="T16">&gt;</text:span></text:p>
      <text:p text:style-name="P3">  <text:span text:style-name="T8">);</text:span></text:p>
      <text:p text:style-name="P1">};</text:p>
      <text:p text:style-name="P2"/>
      <text:p text:style-name="P1"><text:span text:style-name="T1">export</text:span> <text:span text:style-name="T1">default</text:span> <text:span text:style-name="T2">AltaIngreso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4:52:02.027219500</meta:creation-date>
    <dc:date>2025-08-29T14:52:32.651007800</dc:date>
    <meta:editing-duration>PT30S</meta:editing-duration>
    <meta:editing-cycles>1</meta:editing-cycles>
    <meta:document-statistic meta:table-count="0" meta:image-count="0" meta:object-count="0" meta:page-count="3" meta:paragraph-count="113" meta:word-count="313" meta:character-count="3526" meta:non-whitespace-character-count="2464"/>
    <meta:generator>LibreOffice/25.2.5.2$Windows_X86_64 LibreOffice_project/03d19516eb2e1dd5d4ccd751a0d6f35f35e08022</meta:generator>
  </office:meta>
</office:document-meta>
</file>